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1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5382e" style:font-name-asian="新宋体" style:font-size-asian="10pt" style:font-weight-asian="normal" style:font-size-complex="10pt" style:font-weight-complex="normal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6" style:family="paragraph" style:parent-style-name="Preformatted_20_Text">
      <style:text-properties style:font-name="新宋体" officeooo:paragraph-rsid="0093820d" style:font-name-asian="新宋体"/>
    </style:style>
    <style:style style:name="P27" style:family="paragraph" style:parent-style-name="Preformatted_20_Text">
      <style:text-properties style:font-name="新宋体" officeooo:paragraph-rsid="0095382e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3bae8"/>
    </style:style>
    <style:style style:name="T42" style:family="text">
      <style:text-properties officeooo:rsid="008561e7"/>
    </style:style>
    <style:style style:name="T43" style:family="text">
      <style:text-properties fo:font-style="normal" officeooo:rsid="003585e3" style:font-style-asian="normal" style:font-name-complex="Courier New" style:font-style-complex="normal"/>
    </style:style>
    <style:style style:name="T44" style:family="text">
      <style:text-properties fo:font-style="normal" officeooo:rsid="00394ecd" style:font-style-asian="normal" style:font-name-complex="Courier New" style:font-style-complex="normal"/>
    </style:style>
    <style:style style:name="T45" style:family="text">
      <style:text-properties fo:font-style="normal" officeooo:rsid="0035f57c" style:font-style-asian="normal" style:font-name-complex="Courier New" style:font-style-complex="normal"/>
    </style:style>
    <style:style style:name="T46" style:family="text">
      <style:text-properties fo:font-style="normal" officeooo:rsid="003b9a71" style:font-style-asian="normal" style:font-name-complex="Courier New" style:font-style-complex="normal"/>
    </style:style>
    <style:style style:name="T47" style:family="text">
      <style:text-properties fo:font-style="normal" officeooo:rsid="0036d472" style:font-style-asian="normal" style:font-name-complex="Courier New" style:font-style-complex="normal"/>
    </style:style>
    <style:style style:name="T48" style:family="text">
      <style:text-properties fo:font-style="normal" officeooo:rsid="008a6158" style:font-style-asian="normal" style:font-name-complex="Courier New" style:font-style-complex="normal"/>
    </style:style>
    <style:style style:name="T49" style:family="text">
      <style:text-properties officeooo:rsid="00933a09"/>
    </style:style>
    <style:style style:name="T50" style:family="text">
      <style:text-properties officeooo:rsid="0090f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9">基本信息</text:p>
      <text:p text:style-name="P1">姚延嗣 （男，1982年生）</text:p>
      <text:p text:style-name="P26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9">职业技能</text:p>
      <text:p text:style-name="P27">开发语言： C/C++, <text:span text:style-name="T30">P</text:span>ython, <text:span text:style-name="T30">S</text:span>hell, <text:span text:style-name="T30">P</text:span>erl, x86<text:span text:style-name="T49">ASM</text:span></text:p>
      <text:p text:style-name="P27">开发工具： MSVC, <text:span text:style-name="T41">CodeBlocks</text:span>, <text:span text:style-name="T30">CM</text:span>ake, <text:span text:style-name="T30">SVN</text:span>/<text:span text:style-name="T30">G</text:span>it, <text:span text:style-name="T42">Jude, </text:span>MayaAPI/mel, OpenCollada, OpenGL/GLSL, OGRE, ODE, PhysX, Bullet, <text:span text:style-name="T50">MASM</text:span></text:p>
      <text:p text:style-name="P6">图形图像工具：Maya, Blender, Photoshop</text:p>
      <text:p text:style-name="P1"/>
      <text:p text:style-name="P6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7"/>
      <text:p text:style-name="P9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渲染器研发中心</text:span></text:p>
      <text:p text:style-name="P3">职位：<text:span text:style-name="T1">软件工程师</text:span></text:p>
      <text:list xml:id="list5491754638666198192" text:style-name="L1">
        <text:list-item>
          <text:p text:style-name="P12">为一款渲染器开发了产品级的<text:span text:style-name="T15">M</text:span>aya插件，并负责发布了5个版本<text:span text:style-name="T21">。插件可以为渲染器导出以下Maya数据:</text:span><text:span text:style-name="T43">Geometry(polygon/nurbs/subdiv/particle/</text:span><text:span text:style-name="T44">nparticle</text:span><text:span text:style-name="T43">/</text:span><text:span text:style-name="T44">hair</text:span><text:span text:style-name="T43">), </text:span><text:span text:style-name="T45">Instance</text:span><text:span text:style-name="T43">, Light(point/area/directional/spot/mesh light/自定义灯光), 常用材质节点(surface shader/displacement shader/shading group/</text:span><text:span text:style-name="T45">texture/</text:span><text:span text:style-name="T43">utility等), 自定义</text:span><text:span text:style-name="T45">shader, </text:span><text:span text:style-name="T46">Shader</text:span><text:span text:style-name="T48">G</text:span><text:span text:style-name="T46">raph,</text:span><text:span text:style-name="T45"> 支持多种渲染方式</text:span><text:span text:style-name="T43">(interactive/IPR/Batch/swatch rendering), </text:span><text:span text:style-name="T45">AOV, </text:span><text:span text:style-name="T47">借助</text:span><text:span text:style-name="T45">OIIO输出多种图片格式, 支持OpenVDB.</text:span></text:p>
        </text:list-item>
        <text:list-item>
          <text:p text:style-name="P30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23233910002560" text:continue-numbering="true" text:style-name="L1">
        <text:list-item>
          <text:p text:style-name="P13">开发Maya插件，导出自定义数据<text:span text:style-name="T31">。</text:span></text:p>
        </text:list-item>
        <text:list-item>
          <text:p text:style-name="P13">为<text:span text:style-name="T27">OSG</text:span>引擎开发了龙卷风粒子特效<text:span text:style-name="T31">。</text:span></text:p>
        </text:list-item>
        <text:list-item>
          <text:p text:style-name="P14">精简第三方库ossim<text:span text:style-name="T31">。</text:span></text:p>
        </text:list-item>
      </text:list>
      <text:p text:style-name="P8"/>
      <text:list xml:id="list223233804616587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23233450824661" text:continue-numbering="true" text:style-name="L1">
        <text:list-item>
          <text:p text:style-name="P13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3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<text:soft-page-break/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23233889034555" text:continue-numbering="true" text:style-name="L1">
        <text:list-item>
          <text:p text:style-name="P15">开发了Maya口型同步(lip-sync)插件的核心模块。</text:p>
          <text:p text:style-name="P15">（该插件已由公司申请软件著作权：软著登字第0183406号）</text:p>
        </text:list-item>
        <text:list-item>
          <text:p text:style-name="P16"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6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6">程序纹理：将2D <text:span text:style-name="T28">N</text:span>urbs曲线的封闭区域投影到纹理上<text:span text:style-name="T31">。</text:span></text:p>
        </text:list-item>
        <text:list-item>
          <text:p text:style-name="P16">分析流程里某些耗时的环节，重写了某些mel函数，使得某些生成环节的效率提高了10～20倍<text:span text:style-name="T31">。</text:span></text:p>
        </text:list-item>
        <text:list-item>
          <text:p text:style-name="P16">不同角色的表情动画的映射；实现了论文《A System to Reuse Facial Rigs and Animations》的核心模块<text:span text:style-name="T31">。</text:span></text:p>
        </text:list-item>
        <text:list-item>
          <text:p text:style-name="P16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6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6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23233279579805" text:continue-numbering="true" text:style-name="L1">
        <text:list-item>
          <text:p text:style-name="P17">参与开发《涂鸦世界》虚拟社区(二期)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3232857186168" text:continue-numbering="true" text:style-name="L1">
        <text:list-item>
          <text:p text:style-name="P17">参与开发自动化测试工具<text:span text:style-name="T31">。</text:span></text:p>
        </text:list-item>
      </text:list>
      <text:p text:style-name="P1"/>
      <text:p text:style-name="P1"/>
      <text:p text:style-name="P9">创建和参与的开源项目</text:p>
      <text:list xml:id="list223232042561576" text:continue-numbering="true" text:style-name="L1">
        <text:list-item>
          <text:p text:style-name="P11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3">角色：项目发起者</text:p>
          <text:p text:style-name="P18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18"/>
        </text:list-item>
        <text:list-item>
          <text:p text:style-name="P19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3">角色：项目发起者</text:p>
          <text:p text:style-name="P19">基于ColladaMaya重构了<text:span text:style-name="T32">M</text:span>aya导出插件<text:span text:style-name="T31">。</text:span></text:p>
          <text:p text:style-name="P19"/>
        </text:list-item>
        <text:list-item>
          <text:p text:style-name="P18"><text:span text:style-name="T29">GP</text:span>Export（<text:a xlink:type="simple" xlink:href="http://code.google.com/p/gpexport/">http://code.google.com/p/gpexport/</text:a>）</text:p>
          <text:p text:style-name="P23">角色：开发者</text:p>
          <text:p text:style-name="P18">参与维护这个轻量级的<text:span text:style-name="T29">M</text:span>aya导出插件<text:span text:style-name="T25">。</text:span></text:p>
          <text:p text:style-name="P18"/>
        </text:list-item>
        <text:list-item>
          <text:p text:style-name="P24">Simple Cloth Simulation</text:p>
          <text:p text:style-name="P20">（<text:a xlink:type="simple" xlink:href="http://blog.csdn.net/yaoyansi/archive/2007/09/05/1774002.aspx">http://blog.csdn.net/yaoyansi/archive/2007/09/05/1774002.aspx</text:a>）</text:p>
          <text:p text:style-name="P23">角色：项目发起者</text:p>
          <text:p text:style-name="P21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2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5"><text:soft-page-break/>角色：开发者</text:p>
          <text:p text:style-name="P19"><text:span text:style-name="T24">参与维护，并</text:span>用lib3ds简化了OpenCollada导出3ds格式的流程<text:span text:style-name="T31">。</text:span></text:p>
          <text:p text:style-name="P18"/>
        </text:list-item>
        <text:list-item>
          <text:p text:style-name="P18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3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/>
        </text:list-item>
      </text:list>
      <text:p text:style-name="P1"/>
      <text:p text:style-name="P9">相关研究</text:p>
      <text:list xml:id="list223232612067499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9">个人评价</text:p>
      <text:list xml:id="list223232627686496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0"/>
      <text:p text:style-name="P1"/>
      <text:list xml:id="list223232377487222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2:32:31.830724135</dc:date>
    <meta:editing-duration>PT10H16M2S</meta:editing-duration>
    <meta:editing-cycles>160</meta:editing-cycles>
    <dc:creator>user0 </dc:creator>
    <meta:document-statistic meta:table-count="0" meta:image-count="0" meta:object-count="0" meta:page-count="3" meta:paragraph-count="92" meta:word-count="1395" meta:character-count="2685" meta:non-whitespace-character-count="2563"/>
  </office:meta>
</office:document-meta>
</file>